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none" draw:fill-color="#ffffff" fo:min-height="0.536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fo:font-size="13pt" fo:font-weight="bold" style:font-size-asian="13pt" style:font-weight-asian="bold" style:font-size-complex="13pt" style:font-weight-complex="bold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5pt" style:font-size-asian="15pt" style:font-size-complex="15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family="Arial" style:font-style-name="Normal" style:font-family-generic="swiss" style:font-pitch="variable" fo:font-size="15pt" style:font-family-asian="Arial" style:font-style-name-asian="Normal" style:font-family-generic-asian="swiss" style:font-pitch-asian="variable" style:font-size-asian="15pt" style:font-family-complex="Arial" style:font-style-name-complex="Normal" style:font-family-generic-complex="swiss" style:font-pitch-complex="variable" style:font-size-complex="15pt"/>
    </style:style>
    <style:style style:name="T4" style:family="text">
      <style:text-properties fo:font-family="Arial" style:font-family-generic="roman" style:font-pitch="variable" fo:font-size="15pt" style:font-family-asian="Arial" style:font-style-name-asian="Normal" style:font-family-generic-asian="swiss" style:font-pitch-asian="variable" style:font-size-asian="15pt" style:font-family-complex="Arial" style:font-style-name-complex="Normal" style:font-family-generic-complex="swiss" style:font-pitch-complex="variable" style:font-size-complex="15pt"/>
    </style:style>
    <style:style style:name="T5" style:family="text">
      <style:text-properties style:text-position="sub 58%" fo:font-family="Arial" style:font-family-generic="roman" style:font-pitch="variable" fo:font-size="15pt" style:font-family-asian="Arial" style:font-style-name-asian="Normal" style:font-family-generic-asian="swiss" style:font-pitch-asian="variable" style:font-size-asian="15pt" style:font-family-complex="Arial" style:font-style-name-complex="Normal" style:font-family-generic-complex="swiss" style:font-pitch-complex="variable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cm" svg:y1="9.89cm" svg:x2="13.7cm" svg:y2="9.89cm">
          <text:p/>
        </draw:line>
        <draw:line draw:style-name="gr1" draw:text-style-name="P1" draw:layer="layout" svg:x1="3.54cm" svg:y1="9.89cm" svg:x2="3.54cm" svg:y2="9.255cm">
          <text:p/>
        </draw:line>
        <draw:line draw:style-name="gr1" draw:text-style-name="P1" draw:layer="layout" svg:x1="8.62cm" svg:y1="9.89cm" svg:x2="8.62cm" svg:y2="9.255cm">
          <text:p/>
        </draw:line>
        <draw:line draw:style-name="gr1" draw:text-style-name="P1" draw:layer="layout" svg:x1="11.16cm" svg:y1="9.89cm" svg:x2="11.16cm" svg:y2="9.255cm">
          <text:p/>
        </draw:line>
        <draw:line draw:style-name="gr1" draw:text-style-name="P1" draw:layer="layout" svg:x1="13.7cm" svg:y1="9.89cm" svg:x2="13.7cm" svg:y2="9.255cm">
          <text:p/>
        </draw:line>
        <draw:line draw:style-name="gr2" draw:text-style-name="P1" draw:layer="layout" svg:x1="6.08cm" svg:y1="9.89cm" svg:x2="6.08cm" svg:y2="10.22cm">
          <text:p/>
        </draw:line>
        <draw:line draw:style-name="gr3" draw:text-style-name="P1" draw:layer="layout" svg:x1="9.88cm" svg:y1="9.89cm" svg:x2="9.88cm" svg:y2="10.22cm">
          <text:p/>
        </draw:line>
        <draw:line draw:style-name="gr3" draw:text-style-name="P1" draw:layer="layout" svg:x1="12.43cm" svg:y1="9.89cm" svg:x2="12.43cm" svg:y2="10.22cm">
          <text:p/>
        </draw:line>
        <draw:frame draw:style-name="gr4" draw:text-style-name="P2" draw:layer="layout" svg:width="1.27cm" svg:height="0.885cm" svg:x="5.645cm" svg:y="10.425cm">
          <draw:text-box>
            <text:p><text:span text:style-name="T1">j-1</text:span></text:p>
          </draw:text-box>
        </draw:frame>
        <draw:frame draw:style-name="gr4" draw:text-style-name="P2" draw:layer="layout" svg:width="1.27cm" svg:height="0.885cm" svg:x="9.645cm" svg:y="10.426cm">
          <draw:text-box>
            <text:p><text:span text:style-name="T1">j</text:span></text:p>
          </draw:text-box>
        </draw:frame>
        <draw:frame draw:style-name="gr4" draw:text-style-name="P2" draw:layer="layout" svg:width="1.27cm" svg:height="0.885cm" svg:x="12.045cm" svg:y="10.427cm">
          <draw:text-box>
            <text:p><text:span text:style-name="T1">j+1</text:span></text:p>
          </draw:text-box>
        </draw:frame>
        <draw:line draw:style-name="gr1" draw:text-style-name="P1" draw:layer="layout" svg:x1="3.54cm" svg:y1="9.89cm" svg:x2="3.54cm" svg:y2="10.22cm">
          <text:p/>
        </draw:line>
        <draw:line draw:style-name="gr1" draw:text-style-name="P1" draw:layer="layout" svg:x1="8.62cm" svg:y1="9.89cm" svg:x2="8.62cm" svg:y2="10.22cm">
          <text:p/>
        </draw:line>
        <draw:line draw:style-name="gr1" draw:text-style-name="P1" draw:layer="layout" svg:x1="11.16cm" svg:y1="9.89cm" svg:x2="11.16cm" svg:y2="10.22cm">
          <text:p/>
        </draw:line>
        <draw:line draw:style-name="gr1" draw:text-style-name="P1" draw:layer="layout" svg:x1="13.7cm" svg:y1="9.89cm" svg:x2="13.7cm" svg:y2="10.22cm">
          <text:p/>
        </draw:line>
        <draw:frame draw:style-name="gr5" draw:text-style-name="P3" draw:layer="layout" svg:width="1.51cm" svg:height="0.786cm" svg:x="2.905cm" svg:y="10.226cm">
          <draw:text-box>
            <text:p><text:span text:style-name="T2">j-3/2</text:span></text:p>
          </draw:text-box>
        </draw:frame>
        <draw:frame draw:style-name="gr4" draw:text-style-name="P3" draw:layer="layout" svg:width="1.51cm" svg:height="0.885cm" svg:x="8.005cm" svg:y="10.227cm">
          <draw:text-box>
            <text:p><text:span text:style-name="T2">j-1/2</text:span></text:p>
          </draw:text-box>
        </draw:frame>
        <draw:frame draw:style-name="gr4" draw:text-style-name="P3" draw:layer="layout" svg:width="1.51cm" svg:height="0.885cm" svg:x="10.505cm" svg:y="10.228cm">
          <draw:text-box>
            <text:p><text:span text:style-name="T2">j+1/2</text:span></text:p>
          </draw:text-box>
        </draw:frame>
        <draw:frame draw:style-name="gr4" draw:text-style-name="P3" draw:layer="layout" svg:width="1.51cm" svg:height="0.885cm" svg:x="13.205cm" svg:y="10.229cm">
          <draw:text-box>
            <text:p><text:span text:style-name="T2">j+3/2</text:span></text:p>
          </draw:text-box>
        </draw:frame>
        <draw:custom-shape draw:style-name="gr6" draw:text-style-name="P1" draw:layer="layout" svg:width="0.635cm" svg:height="5.029cm" draw:transform="rotate (-1.57079632679579) translate (8.569cm 11.28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layout" svg:width="0.635cm" svg:height="2.489cm" draw:transform="rotate (-1.57079632679579) translate (11.109cm 11.28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layout" svg:width="0.635cm" svg:height="2.489cm" draw:transform="rotate (-1.57079632679579) translate (13.649cm 11.28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4" draw:layer="layout" svg:width="1.27cm" svg:height="1.014cm" svg:x="5.545cm" svg:y="12.13cm">
          <draw:text-box>
            <text:p text:style-name="P4"><text:span text:style-name="T3">Δ</text:span><text:span text:style-name="T4">r</text:span><text:span text:style-name="T5">c</text:span></text:p>
          </draw:text-box>
        </draw:frame>
        <draw:frame draw:style-name="gr4" draw:text-style-name="P4" draw:layer="layout" svg:width="1.27cm" svg:height="1.014cm" svg:x="9.345cm" svg:y="12.13cm">
          <draw:text-box>
            <text:p text:style-name="P4"><text:span text:style-name="T3">Δ</text:span><text:span text:style-name="T4">r</text:span><text:span text:style-name="T5">f</text:span></text:p>
          </draw:text-box>
        </draw:frame>
        <draw:frame draw:style-name="gr4" draw:text-style-name="P4" draw:layer="layout" svg:width="1.27cm" svg:height="1.014cm" svg:x="11.945cm" svg:y="12.13cm">
          <draw:text-box>
            <text:p text:style-name="P4"><text:span text:style-name="T3">Δ</text:span><text:span text:style-name="T4">r</text:span><text:span text:style-name="T5">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ichael Zingale</meta:initial-creator>
    <meta:creation-date>2010-08-05T15:19:11</meta:creation-date>
    <dc:date>2010-08-05T15:34:47</dc:date>
    <dc:creator>Michael Zingale</dc:creator>
    <meta:editing-duration>PT00H04M24S</meta:editing-duration>
    <meta:editing-cycles>3</meta:editing-cycles>
    <meta:generator>OpenOffice.org/3.0$Unix OpenOffice.org_project/300m15$Build-9379</meta:generator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